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ro13" style:family="table-row">
      <style:table-row-properties style:row-height="13.95mm" fo:break-before="auto" style:use-optimal-row-height="true"/>
    </style:style>
    <style:style style:name="ro14" style:family="table-row">
      <style:table-row-properties style:row-height="22.9mm" fo:break-before="auto" style:use-optimal-row-height="true"/>
    </style:style>
    <style:style style:name="ro15" style:family="table-row">
      <style:table-row-properties style:row-height="72.13mm" fo:break-before="auto" style:use-optimal-row-height="true"/>
    </style:style>
    <style:style style:name="ro16" style:family="table-row">
      <style:table-row-properties style:row-height="67.65mm" fo:break-before="auto" style:use-optimal-row-height="true"/>
    </style:style>
    <style:style style:name="ro17" style:family="table-row">
      <style:table-row-properties style:row-height="31.84mm" fo:break-before="auto" style:use-optimal-row-height="true"/>
    </style:style>
    <style:style style:name="ro18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edcc6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relief="none" style:font-style-complex="normal" style:font-weight-complex="normal" style:font-size-complex="11pt" style:font-name-complex="Lohit Devanagari" style:language-complex="hi" style:country-complex="IN" fo:language="fr" fo:country="FR" fo:text-shadow="none" fo:font-style="normal" style:text-underline-style="none" style:text-underline-color="font-color" fo:font-size="11pt" style:font-name="Liberation Sans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/>
    </style:style>
    <style:style style:name="T4" style:family="text">
      <style:text-properties style:language-complex="hi" style:country-complex="IN" style:text-line-through-type="none" style:font-name="Liberation Sans" style:text-underline-style="none" style:text-underline-color="font-color" fo:font-size="11pt" fo:font-style="normal" style:text-outline="false" fo:text-shadow="none" style:text-line-through-mode="continuous" fo:language="fr" fo:country="FR" style:language-asian="zh" style:country-asian="CN" style:font-name-asian="Noto Sans CJK SC" style:font-relief="none" style:font-name-complex="Lohit Devanagari" style:font-size-asian="11pt" style:font-size-complex="11pt" style:font-weight-asian="normal" style:font-weight-complex="normal" style:font-style-asian="normal" style:font-style-complex="normal" style:text-emphasize="none" fo:font-weight="normal" style:text-overline-style="none" style:text-overline-color="font-color"/>
    </style:style>
    <style:style style:name="T5" style:family="text">
      <style:text-properties style:language-complex="hi" style:country-complex="IN" fo:font-weight="normal" style:text-line-through-type="none" style:font-name="Liberation Sans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font-name-asian="Noto Sans CJK SC" style:font-relief="none" style:font-name-complex="Lohit Devanagari" style:font-size-asian="11pt" style:font-size-complex="11pt" style:font-weight-asian="normal" style:font-weight-complex="normal" style:font-style-asian="normal" style:font-style-complex="normal" style:text-emphasize="none" fo:font-size="11pt" style:text-overline-style="none" style:text-overline-color="font-color"/>
    </style:style>
    <style:style style:name="T6" style:family="text">
      <style:text-properties style:font-relief="none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fo:language="fr" fo:country="FR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9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3"/>
          <table:covered-table-cell table:style-name="ce29"/>
          <table:table-cell table:style-name="ce23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3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"Utilisateur créé"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4">    "message": String,</text:span></text:p>
            <text:p><text:span text:style-name="T5">    "userId": Number,</text:span></text:p>
            <text:p><text:span text:style-name="T4">    "name": String,</text:span></text:p>
            <text:p><text:span text:style-name="T5">    "pictureUrl": String,</text:span></text:p>
            <text:p><text:span text:style-name="T6">    "isAdmin": Number (0 ou 1)</text:span></text:p>
            <text:p><text:span text:style-name="T3">}</text:span></text:p>
            <text:p><text:span text:style-name="T7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7">{</text:span></text:p>
            <text:p><text:span text:style-name="T8">   "message"</text:span><text:span text:style-name="T9">: String</text:span></text:p>
            <text:p><text:span text:style-name="T7">}</text:span></text:p>
            <text:p><text:span text:style-name="T7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7">{</text:span></text:p>
            <text:p><text:span text:style-name="T7">    "userId": Number,</text:span></text:p>
            <text:p><text:span text:style-name="T7">    "name": String,</text:span></text:p>
            <text:p><text:span text:style-name="T7">    "pictureUrl": String,</text:span></text:p>
            <text:p><text:span text:style-name="T1">    "isAdmin": Number (0 ou 1)</text:span></text:p>
            <text:p><text:span text:style-name="T7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14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0">{</text:span></text:p>
            <text:p><text:span text:style-name="T10">    "message": String</text:span></text:p>
            <text:p><text:span text:style-name="T10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2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10">{</text:span></text:p>
            <text:p><text:span text:style-name="T10">    "message": String</text:span></text:p>
            <text:p><text:span text:style-name="T10">}</text:span>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2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10">{</text:span></text:p>
            <text:p><text:span text:style-name="T10">    "message": String</text:span></text:p>
            <text:p><text:span text:style-name="T10">}</text:span></text:p>
          </table:table-cell>
          <table:table-cell table:number-columns-repeated="1016"/>
        </table:table-row>
        <table:table-row table:style-name="ro17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2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33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8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- notificationNumber</text:p>
          </table:table-cell>
          <table:table-cell table:number-columns-repeated="1016"/>
        </table:table-row>
        <table:table-row table:style-name="ro12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6"/>
        </table:table-row>
        <table:table-row table:style-name="ro2" table:number-rows-repeated="104854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7:31:12.418294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15T17:33:30.842290516</dc:date>
    <meta:editing-duration>PT10H31M31S</meta:editing-duration>
    <meta:editing-cycles>24</meta:editing-cycles>
    <meta:generator>LibreOffice/6.0.7.3$Linux_X86_64 LibreOffice_project/00m0$Build-3</meta:generator>
    <meta:document-statistic meta:table-count="1" meta:cell-count="174" meta:object-count="0"/>
  </office:meta>
</office:document-meta>
</file>